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Heading_20_2">
      <style:text-properties fo:font-size="24pt" style:font-size-asian="24pt" style:font-size-complex="24pt"/>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fo:font-size="18pt" style:font-size-asian="18pt" style:font-size-complex="18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Instructor Guide</text:h>
      <text:h text:style-name="Heading_20_2" text:outline-level="2"><text:bookmark text:name="InstructionsfortheuseofgitrepositoryTämäohjevainlisättäessäusersille"/>Instructions for the use of git repository <text:line-break/><text:span text:style-name="T1">(Tämä ohje vain lisättäessä usersille!)</text:span><text:span text:style-name="T1"> ¶</text:span></text:h>
      <text:section text:style-name="Sect1" text:name="wikipage">
        <text:list xml:id="list278184301" text:style-name="L1">
          <text:list-item>
            <text:p text:style-name="P6">Log in to create a new course from the main page. </text:p>
          </text:list-item>
          <text:list-item>
            <text:p text:style-name="P6">Paint &amp; copy address of the new repository. </text:p>
          </text:list-item>
          <text:list-item>
            <text:p text:style-name="P6">Open Terminal in your computer. Go to root directory with 'cd .. ' + enter. </text:p>
          </text:list-item>
          <text:list-item>
            <text:p text:style-name="P6">write 'git clone ssh://users[paste_repository_path]' and replace "[paste_repository_path]" with the path given to you from the course page.paste 'repository/path/here.git' + enter </text:p>
          </text:list-item>
          <text:list-item>
            <text:p text:style-name="P6">Initialized empty Git repository in repository_addressed. </text:p>
          </text:list-item>
          <text:list-item>
            <text:p text:style-name="P6">Write 'cd name_of_the_new_course_here/' to go in to the folder<text:line-break/>(use ls+enter to see all directories) </text:p>
          </text:list-item>
          <text:list-item>
            <text:p text:style-name="P6">Now you can save exercise(s) to the newly created directory<text:line-break/>(use ls+enter to see all files)<text:line-break/>see "Add annotations to the ecercises", if needed. </text:p>
          </text:list-item>
          <text:list-item>
            <text:p text:style-name="P6">write 'unzip name_of_new_exercise_here' + enter, if the file you saved was in zipped form. </text:p>
          </text:list-item>
          <text:list-item>
            <text:p text:style-name="P6">write 'git add .' (or 'git add file_name') + enter </text:p>
          </text:list-item>
          <text:list-item>
            <text:p text:style-name="P6">write 'git commit -m "detailed message here" ' + enter </text:p>
          </text:list-item>
          <text:list-item>
            <text:p text:style-name="P1">git push -u origin master (for the first time), git push (is enough later on) </text:p>
          </text:list-item>
        </text:list>
        <text:p text:style-name="Text_20_body">Additional Info: </text:p>
        <text:list xml:id="list748194324" text:style-name="L2">
          <text:list-item>
            <text:p text:style-name="P7">You may have to re write your password time to time again in your Terminal. </text:p>
          </text:list-item>
          <text:list-item>
            <text:p text:style-name="P2">Sometimes after creating a new course and adding exercises there, exercises may not refresh themselves. You may have to press refresh link or to write 'refresh' to replace 'exercises' on address line.<text:line-break/>For example replace this <text:a xlink:type="simple" xlink:href="http://users:44443/courses/TaulukkoKurssi/exercises"> http://users:44443/courses/TaulukkoKurssi/exercises</text:a> <text:line-break/>with this <text:a xlink:type="simple" xlink:href="http://users:44443/courses/TaulukkoKurssi/refresh"> http://users:44443/courses/TaulukkoKurssi/refresh</text:a> <text:line-break/>and then go again to the exercises </text:p>
          </text:list-item>
        </text:list>
      </text:section>
      <text:h text:style-name="Heading_20_2" text:outline-level="2"><text:bookmark text:name="wikipage"/><text:bookmark text:name="Instructorguide:Addannotationstotheexercises"/>Add annotations to the exercises ¶</text:h>
      <text:section text:style-name="Sect1" text:name="Section1">
        <text:list xml:id="list338586850" text:style-name="L3">
          <text:list-item>
            <text:p text:style-name="P8">Open NetBeans? program and open the project you want to add annotations </text:p>
          </text:list-item>
          <text:list-item>
            <text:p text:style-name="P8">Open the test file and all files related to it. </text:p>
          </text:list-item>
          <text:list-item>
            <text:p text:style-name="P8">Add in front of every written test exercise annotation:<text:line-break/>write '@Exercise("exercise_number")'<text:line-break/>for example: @Exercise("2.5") </text:p>
          </text:list-item>
          <text:list-item>
            <text:p text:style-name="P8">Then click and right click current project name (for example Viikko6.1) and choose properties option. </text:p>
          </text:list-item>
          <text:list-item>
            <text:p text:style-name="P8">-&gt; libraries-&gt;Browse-&gt; next (copy oletusarvot) -&gt; finish </text:p>
          </text:list-item>
          <text:list-item>
            <text:p text:style-name="P8">-&gt;Compile Tests -&gt; Add JAR/Folder -&gt;go to server file / choose path to the folder where ? Test Runner is saved -&gt; lib -&gt; testRunner -&gt; jar -&gt; TestRunner? -&gt;OK -&gt;OK </text:p>
          </text:list-item>
          <text:list-item>
            <text:p text:style-name="P3">Now there is lamp next to the annotation. Click lamp and then click suggested addition to finish it. </text:p>
          </text:list-item>
        </text:list>
      </text:section>
      <text:h text:style-name="Heading_20_2" text:outline-level="2"><text:bookmark text:name="wikipage1"/><text:bookmark text:name="Guideforinstructortoaddmetadataohjevainserverpolulle"/>Add metadata to the exercises <text:span text:style-name="T1">(ohje vain server polulle!)</text:span><text:span text:style-name="T1"> </text:span>¶</text:h>
      <text:section text:style-name="Sect1" text:name="Section2">
        <text:p text:style-name="Text_20_body">You can find model file for metadata to add deadlines from /server/testdata/metadata.yml </text:p>
        <text:p text:style-name="Text_20_body"><text:soft-page-break/>GDocs sheets should be named clearly (see guide to name sheets) and exactly same names should be used in metadata. </text:p>
        <text:p text:style-name="Text_20_body">Timestamps should be exactly similar to models. If nothing is defined, deadline has been gone already. </text:p>
        <text:p text:style-name="Text_20_body">Metadata file should be saved to the root of file which it defines. If it defines a deadline for the whole course, metadata should be put to the root of the course. If it defines deadline for one project, it should be placed to the root of one project. </text:p>
        <text:p text:style-name="Text_20_body">Metadata at the lower lever overrides metadata at the higher level. </text:p>
        <text:p text:style-name="Text_20_body">Examples:<text:line-break/>course/metadata -&gt;defines metadata for everything under course<text:line-break/>course/week1/metadata<text:line-break/>course/week1/exercise/metadata -&gt;defines metadata for current exercise </text:p>
        <text:p text:style-name="Text_20_body">NOTE: You will have to add, commit and push all these changes / additions to the git repository. See guide to use repository. </text:p>
      </text:section>
      <text:h text:style-name="Heading_20_2" text:outline-level="2"><text:bookmark text:name="wikipage4"/><text:bookmark text:name="Guideforinstructortoaddcourseoptionsohjevainserverpolulle"/>Add course options <text:span text:style-name="T1">(ohje vain server polulle!)</text:span><text:span text:style-name="T1"> ¶</text:span></text:h>
      <text:section text:style-name="Sect1" text:name="Section5">
        <text:p text:style-name="Text_20_body">You can find model file for course options to add deadlines from /server/testdata/course_options.yml </text:p>
        <text:p text:style-name="Text_20_body">Timestamps should be exactly similar to models. If nothing is defined, course cannot be seen from public site. </text:p>
        <text:p text:style-name="Text_20_body">Course_options file should be saved to the root of file which it defines. It should be saved right under the course. </text:p>
        <text:p text:style-name="Text_20_body">Examples: course/course_options -&gt;defines course options for everything under course </text:p>
        <text:p text:style-name="Text_20_body">NOTE: You will have to add, commit and push all these changes / additions to the git repository. See guide to use repository. </text:p>
      </text:section>
      <text:h text:style-name="Heading_20_2" text:outline-level="2"><text:bookmark text:name="wikipage2"/><text:bookmark text:name="Quidetomakehiddentests"/>Quide to make hidden tests ¶(<text:span text:style-name="T2">under construction)</text:span></text:h>
      <text:section text:style-name="Sect1" text:name="Section3">
        <text:list xml:id="list1973177984" text:style-name="L4">
          <text:list-item>
            <text:p text:style-name="P4">Save your public test file with additional Hidden name to the same place where the test file is saved. </text:p>
          </text:list-item>
        </text:list>
        <text:p text:style-name="Text_20_body">For example save TaulukkoTest with the name of TaulukkoTestHidden to the same directory and change the name of the class to meet the file name. </text:p>
        <text:list xml:id="list740339256" text:style-name="L5">
          <text:list-item>
            <text:p text:style-name="P5">Then you can make also hidden tests. </text:p>
          </text:list-item>
        </text:list>
        <text:p text:style-name="Text_20_body">NOTE: You will have to add, commit and push all these changes / additions to the git repository. See guide to use repository. </text:p>
      </text:section>
      <text:h text:style-name="Heading_20_1" text:outline-level="1"><text:bookmark text:name="wikipage3"/><text:bookmark text:name="Instructionsforspreadsheets"/><text:span text:style-name="T3">Instructions for spreadsheets</text:span><text:span text:style-name="T3"> ¶</text:span></text:h>
      <text:section text:style-name="Sect1" text:name="Section4">
        <text:p text:style-name="Text_20_body">New spreadsheet for a course is created when instructor creates new course via our web page. It uses the same name as our web page uses to identify courses. System creates copy of "Model" spreadsheet in Google Docs (make sure "Model" spreadsheet exists) and it contains "MASTER", "PUBLIC", and "1" worksheets where last one is for exercise set. Instructor has to create new worksheets for other exercise sets where student id needs to be at "Opnr" column and exercises needs to be at second row.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ri Rantanen</meta:initial-creator>
    <meta:creation-date>2011-07-01T10:52:47</meta:creation-date>
    <dc:date>2011-07-01T11:47:38</dc:date>
    <dc:creator>Katri Rantanen</dc:creator>
    <meta:editing-duration>PT00H54M51S</meta:editing-duration>
    <meta:editing-cycles>5</meta:editing-cycles>
    <meta:generator>OpenOffice.org/3.2$Unix OpenOffice.org_project/320m12$Build-9483</meta:generator>
    <meta:document-statistic meta:table-count="0" meta:image-count="0" meta:object-count="0" meta:page-count="2" meta:paragraph-count="45" meta:word-count="796" meta:character-count="4773"/>
  </office:meta>
</office:document-meta>
</file>